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99907" officeooo:paragraph-rsid="00199907"/>
    </style:style>
    <style:style style:name="P2" style:family="paragraph" style:parent-style-name="Text_20_body">
      <style:text-properties officeooo:rsid="001b2536" officeooo:paragraph-rsid="001b2536"/>
    </style:style>
    <style:style style:name="P3" style:family="paragraph" style:parent-style-name="Text_20_body" style:list-style-name="L1">
      <style:text-properties officeooo:rsid="001b9853" officeooo:paragraph-rsid="001c0e38"/>
    </style:style>
    <style:style style:name="P4" style:family="paragraph" style:parent-style-name="Text_20_body" style:list-style-name="L1">
      <style:text-properties officeooo:rsid="001b9853" officeooo:paragraph-rsid="001b9853"/>
    </style:style>
    <style:style style:name="P5" style:family="paragraph" style:parent-style-name="Text_20_body">
      <style:text-properties officeooo:rsid="001b9853" officeooo:paragraph-rsid="001b9853"/>
    </style:style>
    <style:style style:name="P6" style:family="paragraph" style:parent-style-name="Text_20_body" style:list-style-name="L2">
      <style:text-properties officeooo:rsid="001d7a4a" officeooo:paragraph-rsid="001d7a4a"/>
    </style:style>
    <style:style style:name="P7" style:family="paragraph" style:parent-style-name="Text_20_body" style:list-style-name="L2">
      <style:text-properties officeooo:rsid="001f0d08" officeooo:paragraph-rsid="001f0d08"/>
    </style:style>
    <style:style style:name="P8" style:family="paragraph" style:parent-style-name="Text_20_body" style:list-style-name="L2">
      <style:text-properties officeooo:rsid="001f81ff" officeooo:paragraph-rsid="001f81ff"/>
    </style:style>
    <style:style style:name="P9" style:family="paragraph" style:parent-style-name="Text_20_body" style:list-style-name="L2">
      <style:text-properties officeooo:rsid="0022ea5b" officeooo:paragraph-rsid="0022ea5b"/>
    </style:style>
    <style:style style:name="P10" style:family="paragraph" style:parent-style-name="Text_20_body">
      <style:text-properties style:text-underline-style="solid" style:text-underline-width="auto" style:text-underline-color="font-color" fo:font-weight="bold" officeooo:rsid="00231ae1" officeooo:paragraph-rsid="00231ae1" style:font-weight-asian="bold" style:font-weight-complex="bold"/>
    </style:style>
    <style:style style:name="P11" style:family="paragraph" style:parent-style-name="Text_20_body">
      <style:text-properties style:text-underline-style="none" fo:font-weight="normal" officeooo:rsid="00231ae1" officeooo:paragraph-rsid="00231ae1" style:font-weight-asian="normal" style:font-weight-complex="normal"/>
    </style:style>
    <style:style style:name="P12" style:family="paragraph" style:parent-style-name="Text_20_body">
      <style:text-properties style:text-underline-style="none" fo:font-weight="normal" officeooo:rsid="004169e0" officeooo:paragraph-rsid="004169e0" style:font-weight-asian="normal" style:font-weight-complex="normal"/>
    </style:style>
    <style:style style:name="P13" style:family="paragraph" style:parent-style-name="Text_20_body">
      <style:text-properties style:text-underline-style="none" fo:font-weight="normal" officeooo:rsid="003f7291" officeooo:paragraph-rsid="003f7291" style:font-weight-asian="normal" style:font-weight-complex="normal"/>
    </style:style>
    <style:style style:name="P14" style:family="paragraph" style:parent-style-name="Text_20_body">
      <style:text-properties style:text-underline-style="solid" style:text-underline-width="auto" style:text-underline-color="font-color" fo:font-weight="bold" officeooo:rsid="00250fcc" officeooo:paragraph-rsid="00250fcc" style:font-weight-asian="bold" style:font-weight-complex="bold"/>
    </style:style>
    <style:style style:name="P15" style:family="paragraph" style:parent-style-name="Text_20_body">
      <style:text-properties style:text-underline-style="none" fo:font-weight="normal" officeooo:rsid="0025537e" officeooo:paragraph-rsid="0025537e" style:font-weight-asian="normal" style:font-weight-complex="normal"/>
    </style:style>
    <style:style style:name="P16" style:family="paragraph" style:parent-style-name="Text_20_body">
      <style:text-properties style:text-underline-style="none" fo:font-weight="normal" officeooo:rsid="0032541f" officeooo:paragraph-rsid="0032541f" style:font-weight-asian="normal" style:font-weight-complex="normal"/>
    </style:style>
    <style:style style:name="P17" style:family="paragraph" style:parent-style-name="Text_20_body">
      <style:text-properties style:text-underline-style="none" fo:font-weight="normal" officeooo:rsid="003b94f2" officeooo:paragraph-rsid="003b94f2" style:font-weight-asian="normal" style:font-weight-complex="normal"/>
    </style:style>
    <style:style style:name="P18" style:family="paragraph" style:parent-style-name="Text_20_body">
      <style:text-properties style:text-underline-style="none" fo:font-weight="normal" officeooo:rsid="00369251" officeooo:paragraph-rsid="00369251" style:font-weight-asian="normal" style:font-weight-complex="normal"/>
    </style:style>
    <style:style style:name="P19" style:family="paragraph" style:parent-style-name="Text_20_body">
      <style:text-properties style:text-underline-style="solid" style:text-underline-width="auto" style:text-underline-color="font-color" fo:font-weight="bold" officeooo:rsid="00369251" officeooo:paragraph-rsid="00369251" style:font-weight-asian="bold" style:font-weight-complex="bold"/>
    </style:style>
    <style:style style:name="P20" style:family="paragraph" style:parent-style-name="Text_20_body">
      <style:text-properties style:text-underline-style="none" fo:font-weight="normal" officeooo:rsid="003c20a3" officeooo:paragraph-rsid="003c20a3" style:font-weight-asian="normal" style:font-weight-complex="normal"/>
    </style:style>
    <style:style style:name="P21" style:family="paragraph" style:parent-style-name="Text_20_body">
      <style:text-properties style:text-underline-style="solid" style:text-underline-width="auto" style:text-underline-color="font-color" fo:font-weight="bold" officeooo:rsid="00395bc6" officeooo:paragraph-rsid="00395bc6" style:font-weight-asian="bold" style:font-weight-complex="bold"/>
    </style:style>
    <style:style style:name="P22" style:family="paragraph" style:parent-style-name="Text_20_body">
      <style:text-properties style:text-underline-style="none" fo:font-weight="normal" officeooo:rsid="002627a8" officeooo:paragraph-rsid="00395bc6" style:font-weight-asian="normal" style:font-weight-complex="normal"/>
    </style:style>
    <style:style style:name="P23" style:family="paragraph" style:parent-style-name="Text_20_body">
      <style:text-properties style:text-underline-style="solid" style:text-underline-width="auto" style:text-underline-color="font-color" fo:font-weight="bold" officeooo:rsid="0025537e" officeooo:paragraph-rsid="0025537e" style:font-weight-asian="bold" style:font-weight-complex="bold"/>
    </style:style>
    <style:style style:name="P24" style:family="paragraph" style:parent-style-name="Text_20_body">
      <style:text-properties style:text-underline-style="none" fo:font-weight="normal" officeooo:rsid="00395bc6" officeooo:paragraph-rsid="00395bc6" style:font-weight-asian="normal" style:font-weight-complex="normal"/>
    </style:style>
    <style:style style:name="P25" style:family="paragraph" style:parent-style-name="Text_20_body">
      <style:text-properties style:text-underline-style="none" fo:font-weight="normal" officeooo:rsid="002627a8" officeooo:paragraph-rsid="002627a8" style:font-weight-asian="normal" style:font-weight-complex="normal"/>
    </style:style>
    <style:style style:name="P26" style:family="paragraph" style:parent-style-name="Text_20_body">
      <style:text-properties style:text-underline-style="none" fo:font-weight="normal" officeooo:rsid="0032541f" officeooo:paragraph-rsid="003b38bc" style:font-weight-asian="normal" style:font-weight-complex="normal"/>
    </style:style>
    <style:style style:name="P27" style:family="paragraph" style:parent-style-name="Text_20_body">
      <style:text-properties style:text-underline-style="none" fo:font-weight="normal" officeooo:rsid="00342017" officeooo:paragraph-rsid="003b38bc" style:font-weight-asian="normal" style:font-weight-complex="normal"/>
    </style:style>
    <style:style style:name="P28" style:family="paragraph" style:parent-style-name="Text_20_body">
      <style:text-properties style:text-underline-style="solid" style:text-underline-width="auto" style:text-underline-color="font-color" fo:font-weight="bold" officeooo:rsid="002627a8" officeooo:paragraph-rsid="002627a8" style:font-weight-asian="bold" style:font-weight-complex="bold"/>
    </style:style>
    <style:style style:name="P29" style:family="paragraph" style:parent-style-name="Text_20_body">
      <style:text-properties style:text-underline-style="none" fo:font-weight="normal" officeooo:rsid="0029dfa1" officeooo:paragraph-rsid="0029dfa1" style:font-weight-asian="normal" style:font-weight-complex="normal"/>
    </style:style>
    <style:style style:name="P30" style:family="paragraph" style:parent-style-name="Text_20_body">
      <style:text-properties style:text-underline-style="none" fo:font-weight="normal" officeooo:rsid="003e1763" officeooo:paragraph-rsid="003e1763" style:font-weight-asian="normal" style:font-weight-complex="normal"/>
    </style:style>
    <style:style style:name="P31" style:family="paragraph" style:parent-style-name="Text_20_body">
      <style:text-properties style:text-underline-style="none" fo:font-weight="normal" officeooo:rsid="002e8046" officeooo:paragraph-rsid="002e8046" style:font-weight-asian="normal" style:font-weight-complex="normal"/>
    </style:style>
    <style:style style:name="P32" style:family="paragraph" style:parent-style-name="Text_20_body">
      <style:text-properties style:text-underline-style="none" fo:font-weight="normal" officeooo:rsid="002f9809" officeooo:paragraph-rsid="002f9809" style:font-weight-asian="normal" style:font-weight-complex="normal"/>
    </style:style>
    <style:style style:name="P33" style:family="paragraph" style:parent-style-name="Text_20_body">
      <style:text-properties style:text-underline-style="none" fo:font-weight="normal" officeooo:rsid="00304d57" officeooo:paragraph-rsid="00304d57" style:font-weight-asian="normal" style:font-weight-complex="normal"/>
    </style:style>
    <style:style style:name="P34" style:family="paragraph" style:parent-style-name="Text_20_body">
      <style:text-properties style:text-underline-style="none" fo:font-weight="normal" officeooo:rsid="00315bb9" officeooo:paragraph-rsid="00315bb9" style:font-weight-asian="normal" style:font-weight-complex="normal"/>
    </style:style>
    <style:style style:name="P35" style:family="paragraph" style:parent-style-name="Text_20_body">
      <style:text-properties style:text-underline-style="none" fo:font-weight="normal" officeooo:rsid="00271ca1" officeooo:paragraph-rsid="002627a8" style:font-weight-asian="normal" style:font-weight-complex="normal"/>
    </style:style>
    <style:style style:name="P36" style:family="paragraph" style:parent-style-name="Text_20_body">
      <style:text-properties style:text-underline-style="none" fo:font-weight="normal" officeooo:rsid="00271ca1" officeooo:paragraph-rsid="00271ca1" style:font-weight-asian="normal" style:font-weight-complex="normal"/>
    </style:style>
    <style:style style:name="P37" style:family="paragraph" style:parent-style-name="Text_20_body">
      <style:text-properties style:text-underline-style="none" fo:font-weight="normal" officeooo:rsid="0028fb5e" officeooo:paragraph-rsid="0028fb5e" style:font-weight-asian="normal" style:font-weight-complex="normal"/>
    </style:style>
    <style:style style:name="P38" style:family="paragraph" style:parent-style-name="Text_20_body">
      <style:text-properties style:text-underline-style="none" fo:font-weight="normal" officeooo:rsid="002ae333" officeooo:paragraph-rsid="002ae333" style:font-weight-asian="normal" style:font-weight-complex="normal"/>
    </style:style>
    <style:style style:name="P39" style:family="paragraph" style:parent-style-name="Text_20_body">
      <style:text-properties style:text-underline-style="none" fo:font-weight="normal" officeooo:rsid="002d3127" officeooo:paragraph-rsid="002d3127" style:font-weight-asian="normal" style:font-weight-complex="normal"/>
    </style:style>
    <style:style style:name="P40" style:family="paragraph" style:parent-style-name="Text_20_body">
      <style:text-properties style:text-underline-style="none" fo:font-weight="normal" officeooo:rsid="00435a78" officeooo:paragraph-rsid="002d3127" style:font-weight-asian="normal" style:font-weight-complex="normal"/>
    </style:style>
    <style:style style:name="P41" style:family="paragraph" style:parent-style-name="Text_20_body">
      <style:text-properties style:text-underline-style="none" fo:font-weight="normal" officeooo:rsid="00438436" officeooo:paragraph-rsid="00438436" style:font-weight-asian="normal" style:font-weight-complex="normal"/>
    </style:style>
    <style:style style:name="T1" style:family="text">
      <style:text-properties officeooo:rsid="001d7a4a"/>
    </style:style>
    <style:style style:name="T2" style:family="text">
      <style:text-properties officeooo:rsid="0022ea5b"/>
    </style:style>
    <style:style style:name="T3" style:family="text">
      <style:text-properties officeooo:rsid="00250fcc"/>
    </style:style>
    <style:style style:name="T4" style:family="text">
      <style:text-properties officeooo:rsid="00369251"/>
    </style:style>
    <style:style style:name="T5" style:family="text">
      <style:text-properties officeooo:rsid="00395bc6"/>
    </style:style>
    <style:style style:name="T6" style:family="text">
      <style:text-properties officeooo:rsid="003b38bc"/>
    </style:style>
    <style:style style:name="T7" style:family="text">
      <style:text-properties officeooo:rsid="002d312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tailed design for the database service</text:p>
      <text:p text:style-name="P2">Things that need to be done towards this:</text:p>
      <text:list text:style-name="L1">
        <text:list-item>
          <text:p text:style-name="P3">Find out what info the database needs to store</text:p>
        </text:list-item>
        <text:list-item>
          <text:p text:style-name="P4">Come up with fields based on this</text:p>
        </text:list-item>
        <text:list-item>
          <text:p text:style-name="P4">Split this data into tables</text:p>
        </text:list-item>
        <text:list-item>
          <text:p text:style-name="P4">Choose a suitable database engine</text:p>
        </text:list-item>
        <text:list-item>
          <text:p text:style-name="P4">Write the code (probably SQL?) to create this database structure</text:p>
        </text:list-item>
        <text:list-item>
          <text:p text:style-name="P4">Create example code (probably SQL) to add the data so far to this database structure</text:p>
        </text:list-item>
        <text:list-item>
          <text:p text:style-name="P4">Work out design of REST API fully for providing access to the data</text:p>
        </text:list-item>
        <text:list-item>
          <text:p text:style-name="P4">Work out design of underlying Python programs for the REST API to call to access the database</text:p>
        </text:list-item>
      </text:list>
      <text:p text:style-name="P5"/>
      <text:h text:style-name="Heading_20_1" text:outline-level="1"><text:span text:style-name="T1">W</text:span>hat information the database needs to store</text:h>
      <text:list text:style-name="L2">
        <text:list-item>
          <text:p text:style-name="P6">Name of preacher i.e. Charles Spurgeon</text:p>
        </text:list-item>
        <text:list-item>
          <text:p text:style-name="P6">Date preached</text:p>
        </text:list-item>
        <text:list-item>
          <text:p text:style-name="P6">Audio source, whether that is AI or a human speaker.</text:p>
        </text:list-item>
        <text:list-item>
          <text:p text:style-name="P6">IDs of checks done of the translation</text:p>
        </text:list-item>
        <text:list-item>
          <text:p text:style-name="P6">Date of every check done of a translation</text:p>
        </text:list-item>
        <text:list-item>
          <text:p text:style-name="P6">Name of checker for every check done of a translation</text:p>
        </text:list-item>
        <text:list-item>
          <text:p text:style-name="P7">IDs of checks done of the recording</text:p>
        </text:list-item>
        <text:list-item>
          <text:p text:style-name="P8">Name of sermon</text:p>
        </text:list-item>
        <text:list-item>
          <text:p text:style-name="P8">Theme of sermon</text:p>
        </text:list-item>
        <text:list-item>
          <text:p text:style-name="P8">Sermon number based on Spurgeon<text:span text:style-name="T2">Gems’</text:span>s sermon numbering</text:p>
        </text:list-item>
        <text:list-item>
          <text:p text:style-name="P8">ID of translator</text:p>
        </text:list-item>
        <text:list-item>
          <text:p text:style-name="P8">Name of translator</text:p>
        </text:list-item>
        <text:list-item>
          <text:p text:style-name="P9">ID of audio file</text:p>
        </text:list-item>
        <text:list-item>
          <text:p text:style-name="P9">File path of audio file</text:p>
        </text:list-item>
        <text:list-item>
          <text:p text:style-name="P9">ID of sermon that audio file corresponds to</text:p>
        </text:list-item>
        <text:list-item>
          <text:p text:style-name="P9">Timestamp of creation of audio file</text:p>
        </text:list-item>
        <text:list-item>
          <text:p text:style-name="P9"><text:soft-page-break/>ID of sermon pdf</text:p>
        </text:list-item>
        <text:list-item>
          <text:p text:style-name="P9">File path of sermon pdf</text:p>
        </text:list-item>
        <text:list-item>
          <text:p text:style-name="P9">ID of sermon that pdf file corresponds to</text:p>
        </text:list-item>
        <text:list-item>
          <text:p text:style-name="P9">Timestamp of creation of sermon pdf</text:p>
        </text:list-item>
        <text:list-item>
          <text:p text:style-name="P9">IDs of error reports</text:p>
        </text:list-item>
        <text:list-item>
          <text:p text:style-name="P9">ID of sermon transcription the error is with</text:p>
        </text:list-item>
        <text:list-item>
          <text:p text:style-name="P9">ID of sermon recording the error is with</text:p>
        </text:list-item>
      </text:list>
      <text:p text:style-name="P2"/>
      <text:p text:style-name="P2"/>
      <text:p text:style-name="P2"/>
      <text:p text:style-name="P10">Sermon<text:span text:style-name="T3">M</text:span>etadata table</text:p>
      <text:p text:style-name="P11">ID</text:p>
      <text:p text:style-name="P11">BiblePassage</text:p>
      <text:p text:style-name="P11">PreacherID</text:p>
      <text:p text:style-name="P11">LocationPreached</text:p>
      <text:p text:style-name="P11">DatePreached</text:p>
      <text:p text:style-name="P11">OriginalLanguage</text:p>
      <text:p text:style-name="P12">Title</text:p>
      <text:p text:style-name="P11">Themes</text:p>
      <text:p text:style-name="P11">Summary</text:p>
      <text:p text:style-name="P13">SpurgeonGemsNumber</text:p>
      <text:p text:style-name="P11"/>
      <text:p text:style-name="P11"/>
      <text:p text:style-name="P10">Preacher table</text:p>
      <text:p text:style-name="P11">ID</text:p>
      <text:p text:style-name="P11">FirstName</text:p>
      <text:p text:style-name="P11">LastName</text:p>
      <text:p text:style-name="P11">Denomination</text:p>
      <text:p text:style-name="P11"/>
      <text:p text:style-name="P14">AudioMetadata table</text:p>
      <text:p text:style-name="P15">ID</text:p>
      <text:p text:style-name="P15">SermonID</text:p>
      <text:p text:style-name="P15"><text:soft-page-break/>DateRecorded</text:p>
      <text:p text:style-name="P15">RecorderID</text:p>
      <text:p text:style-name="P16">Duration</text:p>
      <text:p text:style-name="P17">Language</text:p>
      <text:p text:style-name="P18"/>
      <text:p text:style-name="P18"/>
      <text:p text:style-name="P19">AudioFile table</text:p>
      <text:p text:style-name="P18">ID</text:p>
      <text:p text:style-name="P18">AudioID</text:p>
      <text:p text:style-name="P18">AudioFilePath</text:p>
      <text:p text:style-name="P18">CheckSum</text:p>
      <text:p text:style-name="P18">FileSizeBytes</text:p>
      <text:p text:style-name="P18">AudioFileFormat</text:p>
      <text:p text:style-name="P20">Bitrate</text:p>
      <text:p text:style-name="P15"/>
      <text:p text:style-name="P21">Translations table</text:p>
      <text:p text:style-name="P22">ID</text:p>
      <text:p text:style-name="P22">SermonID</text:p>
      <text:p text:style-name="P22">DateTranslated</text:p>
      <text:p text:style-name="P22">TranslatorID</text:p>
      <text:p text:style-name="P17">Language</text:p>
      <text:p text:style-name="P22"/>
      <text:p text:style-name="P14"/>
      <text:p text:style-name="P23">Translation<text:span text:style-name="T4">File</text:span>Metadata table</text:p>
      <text:p text:style-name="P24">ID</text:p>
      <text:p text:style-name="P24">TranslationsID</text:p>
      <text:p text:style-name="P18">FileFormat</text:p>
      <text:p text:style-name="P18">F<text:span text:style-name="T5">ilePath</text:span></text:p>
      <text:p text:style-name="P24">CheckSum</text:p>
      <text:p text:style-name="P24">FileSize</text:p>
      <text:p text:style-name="P18"/>
      <text:p text:style-name="P25"/>
      <text:p text:style-name="P23"><text:soft-page-break/></text:p>
      <text:p text:style-name="P23">Translators<text:span text:style-name="T6">ReviewersRecorders</text:span> table</text:p>
      <text:p text:style-name="P15">ID</text:p>
      <text:p text:style-name="P26">Human</text:p>
      <text:p text:style-name="P27">AI</text:p>
      <text:p text:style-name="P15">FirstName</text:p>
      <text:p text:style-name="P15">LastName</text:p>
      <text:p text:style-name="P15">Denomination</text:p>
      <text:p text:style-name="P15"/>
      <text:p text:style-name="P28">Reviews</text:p>
      <text:p text:style-name="P29">ID</text:p>
      <text:p text:style-name="P30">Type</text:p>
      <text:p text:style-name="P31">TranslationID</text:p>
      <text:p text:style-name="P31">AudioID</text:p>
      <text:p text:style-name="P31">ReviewerID</text:p>
      <text:p text:style-name="P32">Pass</text:p>
      <text:p text:style-name="P32">Comments</text:p>
      <text:p text:style-name="P33">ErrorReportRaised</text:p>
      <text:p text:style-name="P34">ErrorReportID</text:p>
      <text:p text:style-name="P29"/>
      <text:p text:style-name="P28"/>
      <text:p text:style-name="P28">ReportedErrors</text:p>
      <text:p text:style-name="P35">ID</text:p>
      <text:p text:style-name="P36">TranslationID</text:p>
      <text:p text:style-name="P36">AudioID</text:p>
      <text:p text:style-name="P37">Message</text:p>
      <text:p text:style-name="P29">Timestamp</text:p>
      <text:p text:style-name="P38">Resolved<text:span text:style-name="T7">Bool</text:span></text:p>
      <text:p text:style-name="P39">ResolutionDescription</text:p>
      <text:p text:style-name="P40"/>
      <text:p text:style-name="P40"/>
      <text:p text:style-name="P40"/>
      <text:h text:style-name="Heading_20_1" text:outline-level="1"><text:soft-page-break/>Choose a suitable database engine</text:h>
      <text:p text:style-name="P41">Sqlite selected based on free, easy to use, easy to backup (single file), no maintenance needed and easily mets all the perforamnce requirements (100k rows well within its capabilities, single writer)</text:p>
      <text:p text:style-name="P41"/>
      <text:p text:style-name="P41"/>
      <text:p text:style-name="P40"/>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2T18:02:06.758012900</meta:creation-date>
    <dc:date>2025-08-23T19:47:31.066468900</dc:date>
    <meta:editing-duration>PT4H12M</meta:editing-duration>
    <meta:editing-cycles>39</meta:editing-cycles>
    <meta:generator>LibreOffice/25.2.5.2$Windows_X86_64 LibreOffice_project/03d19516eb2e1dd5d4ccd751a0d6f35f35e08022</meta:generator>
    <meta:document-statistic meta:table-count="0" meta:image-count="0" meta:object-count="0" meta:page-count="5" meta:paragraph-count="105" meta:word-count="380" meta:character-count="2257" meta:non-whitespace-character-count="2013"/>
  </office:meta>
</office:document-meta>
</file>